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Какую ошибку я допустила в [этом](https://www.notion.so/27-f4e53b90e9ba4523b4aaf1d2a1117da4) примере? <text:line-break/><text:s/></text:span><text:span text:style-name="T5">Нужно обернуть еще одной парой фигурных скобок myStyle</text:span></text:p>
      <text:p text:style-name="P1"><text:span text:style-name="T6">2.<text:s/></text:span><text:span text:style-name="T7">Какие есть способы работы со стилями в React?<text:line-break/></text:span><text:span text:style-name="T8">Инлайновая стилизация<text:line-break/>Таблицы стилей CSS<text:line-break/>CSS модули<text:line-break/>CSS-препроцессоры</text:span></text:p>
      <text:p text:style-name="P1"><text:span text:style-name="T9">3.<text:s/></text:span><text:span text:style-name="T10">Как будет выглядеть карточка товара, если ей передать аттрибут `addedToCart`===0?<text:line-break/></text:span><text:span text:style-name="T11">На ней будет кнопка "Заказать товар"</text:span><text:span text:style-name="T12"/></text:p>
      <text:p text:style-name="P1"><text:span text:style-name="T13">4.<text:s/></text:span><text:span text:style-name="T14">Какие еще проверки нужно было бы сделать для аттрибута `addedToCart`?<text:line-break/></text:span><text:span text:style-name="T15">Затрудняюсь ответить, может быть на количество товара в корзине</text:span><text:span text:style-name="T16"/></text:p>
      <text:p text:style-name="P1"><text:span text:style-name="T17">5.<text:s/></text:span><text:span text:style-name="T18">Клиент попросил повесить тег "New" на товары из новой коллекции. Как это сделать, какой условный оператор выбрать?<text:line-break/></text:span><text:span text:style-name="T19">Логический оператор &amp;&amp;</text:span><text:span text:style-name="T20"><text:s/></text:span><text:span text:style-name="T21"/></text:p>
      <text:p text:style-name="P1"><text:span text:style-name="T22">6.<text:s/></text:span><text:span text:style-name="T23">Какими тремя способами можно написать условный рендеринг? <text:line-break/></text:span><text:span text:style-name="T24">IF<text:s/></text:span><text:span text:style-name="T25">выражение<text:line-break/>Тернарный оператор<text:line-break/>Логический оператор<text:s/></text:span><text:span text:style-name="T26">&amp;&amp;</text:span></text:p>
      <text:p text:style-name="P1"><text:span text:style-name="T27"/></text:p>
      <text:p text:style-name="P1"><text:span text:style-name="T28">7.<text:s/></text:span><text:span text:style-name="T29">Представьте, что вы пишете компонент логина. Если пользователь авторизован, то мы показываем его имя, а если нет, то даем возможность ввода логина и пароля. Какой код для этого нужно написать, если за авторизацию пользователя отвечает флаг isAutorized?</text:span></text:p>
      <text:p text:style-name="P1"><text:span text:style-name="T30">Я бы написала<text:s/></text:span><text:span text:style-name="T31">if<text:s/></text:span><text:span text:style-name="T32">условие если<text:s/></text:span><text:span text:style-name="T33">isAutorized = true</text:span><text:span text:style-name="T34">, то<text:s/></text:span><text:span text:style-name="T35">alert(Hi, userName)</text:span><text:span text:style-name="T36"><text:s/>иначе вывести инпут<text:s/></text:span><text:span text:style-name="T37">"Log In"</text:span><text:span text:style-name="T38"/></text:p>
      <text:p text:style-name="P1"><text:span text:style-name="T39"/></text:p>
      <text:p text:style-name="P1"><text:span text:style-name="T39">8.<text:s/></text:span><text:span text:style-name="T40">В чем преимущества использования препроцессоров? Какой есть еще способ использовать переменные, кроме $ в препроцессорах?<text:line-break/></text:span><text:span text:style-name="T41">Разделение на небольшие файлы<text:line-break/>Математические операции<text:line-break/>Вложения<text:line-break/>Амперсанд<text:line-break/>Миксины</text:span><text:span text:style-name="T42"/></text:p>
      <text:p text:style-name="P1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